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Calibration Project Summary from Sea-Bird Scientific</text:p>
      <text:p text:style-name="P1"/>
      <text:p text:style-name="P1">I don't have screenshots of this project, as I worked on it at Sea-Bird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custom1" style:display-name="Bibliography custom1" style:family="paragraph"/>
    <style:style style:name="Bibliography_20www" style:display-name="Bibliography www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custom4" style:display-name="Bibliography custom4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Alphabetical_20List" style:display-name="Alphabetical List" style:family="paragraph" style:list-style-name="L5">
      <style:text-properties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2</meta:editing-cycles>
    <dc:date>2021-03-14T13:51:02</dc:date>
    <meta:creation-date>2008-08-22T11:41:04</meta:creation-date>
    <dc:creator>Morris Buel</dc:creator>
  </office:meta>
</office:document-meta>
</file>